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5de80" officeooo:paragraph-rsid="000752f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c42a9" officeooo:paragraph-rsid="000752f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6eb5" officeooo:paragraph-rsid="000752f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3024" officeooo:paragraph-rsid="000752f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5de80" officeooo:paragraph-rsid="000752f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73024" officeooo:paragraph-rsid="000752f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173024" officeooo:paragraph-rsid="000752f6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Ubuntu" style:text-underline-style="solid" style:text-underline-width="auto" style:text-underline-color="font-color" officeooo:rsid="0014a7ea" officeooo:paragraph-rsid="000752f6"/>
    </style:style>
    <style:style style:name="P9" style:family="paragraph" style:parent-style-name="Standard">
      <style:text-properties style:font-name="Ubuntu" style:text-underline-style="none" officeooo:rsid="0014a7ea" officeooo:paragraph-rsid="000752f6"/>
    </style:style>
    <style:style style:name="P10" style:family="paragraph" style:parent-style-name="Standard">
      <style:text-properties style:font-name="Ubuntu" fo:font-size="10.5pt" style:text-underline-style="none" officeooo:rsid="0014a7ea" officeooo:paragraph-rsid="000752f6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363da" officeooo:paragraph-rsid="000752f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" fo:font-size="12pt" style:text-underline-style="none" fo:font-weight="normal" officeooo:rsid="0018b6ef" officeooo:paragraph-rsid="000752f6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3024" style:font-style-asian="italic" style:font-style-complex="italic"/>
    </style:style>
    <style:style style:name="T3" style:family="text">
      <style:text-properties fo:color="#729fcf" loext:opacity="100%" fo:font-style="italic" style:font-style-asian="italic" style:font-style-complex="italic"/>
    </style:style>
    <style:style style:name="T4" style:family="text">
      <style:text-properties officeooo:rsid="001730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DIFICAR TABLA</text:p>
      <text:p text:style-name="P9"/>
      <text:p text:style-name="P10">ALTER TABLE<text:span text:style-name="T1"> </text:span><text:bookmark-start text:name="__DdeLink__212_2658200723"/><text:span text:style-name="T3">nombreEntidad</text:span><text:bookmark-end text:name="__DdeLink__212_2658200723"/><text:span text:style-name="T1"> </text:span>ADD CONSTRAINT pk_ <text:span text:style-name="T3">nombreEntidad</text:span> PRIMARY KEY (<text:span text:style-name="T3">nombre</text:span><text:span text:style-name="T1">_</text:span><text:span text:style-name="T3">Entidad</text:span>);</text:p>
      <text:p text:style-name="P11"/>
      <text:p text:style-name="P7">DDL y DML</text:p>
      <text:p text:style-name="P2"/>
      <text:p text:style-name="P5">INSERCIÓN</text:p>
      <text:p text:style-name="P3"/>
      <text:p text:style-name="P1">INSERT INTO nombre de la tabla [<text:span text:style-name="T4">(</text:span>id, monbre, apellidos, fecha<text:span text:style-name="T4">)</text:span>]</text:p>
      <text:p text:style-name="P1">VALUES (1, ‘Carlos’, ‘Martinez’, TO_DATE(‘21/04/2022’, ‘DD|MM|YYYY’)</text:p>
      <text:p text:style-name="P3"/>
      <text:p text:style-name="P5">MODIFICACIÓN</text:p>
      <text:p text:style-name="P1"/>
      <text:p text:style-name="P1">UPDATE <text:span text:style-name="T2">nombreTabla</text:span></text:p>
      <text:p text:style-name="P1">SET nombre=’Maria’</text:p>
      <text:p text:style-name="P1">WHERE apellidos=’Martinez’</text:p>
      <text:p text:style-name="P1"/>
      <text:p text:style-name="P6">BORRADO</text:p>
      <text:p text:style-name="P4"/>
      <text:p text:style-name="P4">DELETE FROM <text:span text:style-name="T1">nombreTabla</text:span></text:p>
      <text:p text:style-name="P4">WHERE apellidos=’Martinez’</text:p>
      <text:p text:style-name="P1"/>
      <text:p text:style-name="P12">set autocommit siempre en off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8:30:00.112095282</meta:creation-date>
    <dc:date>2025-01-29T18:30:47.983943539</dc:date>
    <meta:editing-duration>PT48S</meta:editing-duration>
    <meta:editing-cycles>1</meta:editing-cycles>
    <meta:document-statistic meta:table-count="0" meta:image-count="0" meta:object-count="0" meta:page-count="1" meta:paragraph-count="14" meta:word-count="50" meta:character-count="411" meta:non-whitespace-character-count="375"/>
    <meta:generator>LibreOffice/7.3.7.2$Linux_X86_64 LibreOffice_project/30$Build-2</meta:generator>
  </office:meta>
</office:document-meta>
</file>